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P11" style:family="paragraph" style:parent-style-name="Standard">
      <style:text-properties officeooo:paragraph-rsid="00433fb3"/>
    </style:style>
    <style:style style:name="P12" style:family="paragraph" style:parent-style-name="Standard">
      <style:text-properties officeooo:paragraph-rsid="0046239f"/>
    </style:style>
    <style:style style:name="P13" style:family="paragraph" style:parent-style-name="Standard">
      <style:text-properties officeooo:paragraph-rsid="0048f93d"/>
    </style:style>
    <style:style style:name="P14" style:family="paragraph" style:parent-style-name="Standard">
      <style:text-properties officeooo:paragraph-rsid="004a31d8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  <style:style style:name="T21" style:family="text">
      <style:text-properties officeooo:rsid="004132e5"/>
    </style:style>
    <style:style style:name="T22" style:family="text">
      <style:text-properties officeooo:rsid="0041c48a"/>
    </style:style>
    <style:style style:name="T23" style:family="text">
      <style:text-properties officeooo:rsid="0042d9c4"/>
    </style:style>
    <style:style style:name="T24" style:family="text">
      <style:text-properties officeooo:rsid="0047cb50"/>
    </style:style>
    <style:style style:name="T25" style:family="text">
      <style:text-properties officeooo:rsid="0044e3de"/>
    </style:style>
    <style:style style:name="T26" style:family="text">
      <style:text-properties officeooo:rsid="00433fb3"/>
    </style:style>
    <style:style style:name="T27" style:family="text">
      <style:text-properties officeooo:rsid="00451ec6"/>
    </style:style>
    <style:style style:name="T28" style:family="text">
      <style:text-properties officeooo:rsid="0048f9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, </text:span><text:span text:style-name="T21">zudem habe ich Bekannte angesprochen, ohne zu wissen, ob sie ein offenes Projekt haben. → </text:span><text:span text:style-name="T22">Erkenntnis v. </text:span><text:soft-page-break/><text:span text:style-name="T22">Chatgpt: </text:span>Menschen sagen nicht Ja, wenn sie glauben, dass sie danach moralisch oder sozial in der Pflicht stehen.</text:p>
      <text:p text:style-name="Standard"/>
      <text:p text:style-name="Standard"/>
      <text:p text:style-name="Standard">### Tag 12 – <text:span text:style-name="T23">25. Dezember 2025</text:span></text:p>
      <text:p text:style-name="Standard"/>
      <text:p text:style-name="Standard">- **Tagesziel:** Vergleichssektion KI vs. Produkt brutal schärfen</text:p>
      <text:p text:style-name="Standard">- **Ergebnis:** ✅ Erledigt</text:p>
      <text:p text:style-name="Standard">- **Erkenntnis:** Mein Produkt verkauft nicht Intelligenz, sondern Verbindlichkeit</text:p>
      <text:p text:style-name="Standard"/>
      <text:p text:style-name="Standard"/>
      <text:p text:style-name="Standard">### Tag 1<text:span text:style-name="T24">3</text:span><text:span text:style-name="T25"> Teil </text:span><text:span text:style-name="T24">1</text:span> – <text:span text:style-name="T26">26. Dezember 2025</text:span></text:p>
      <text:p text:style-name="Standard"/>
      <text:p text:style-name="Standard">- **Tagesziel:** <text:s/></text:p>
      <text:p text:style-name="Standard"><text:s text:c="2"/>Vergleichssektion „Warum nicht einfach KI nutzen?“ ergänzt.</text:p>
      <text:p text:style-name="Standard"/>
      <text:p text:style-name="P11">- **Ergebnis:** <text:s/>✅ Erledigt</text:p>
      <text:p text:style-name="Standard"/>
      <text:p text:style-name="Standard">- **Beweis:** <text:s/>https://github.com/energetekk/30-Tage-Finish-Sprint-Oeffentlicher-Log/blob/main/README.md</text:p>
      <text:p text:style-name="Standard"><text:s text:c="2"/></text:p>
      <text:p text:style-name="Standard"/>
      <text:p text:style-name="Standard">### Tag 13 <text:span text:style-name="T24">Teil 2</text:span>– <text:span text:style-name="T27">26. Dezember 2025</text:span></text:p>
      <text:p text:style-name="Standard"/>
      <text:p text:style-name="Standard">- **Tagesziel:** <text:s/></text:p>
      <text:p text:style-name="Standard"><text:s text:c="2"/>Das Angebot so zuspitzen, dass ein idealer Kunde in &lt;30 Sekunden klar Ja oder Nein sagen kann.</text:p>
      <text:p text:style-name="Standard"/>
      <text:p text:style-name="P12">- **Ergebnis:** <text:s/>✅ Erledigt</text:p>
      <text:p text:style-name="Standard"/>
      <text:p text:style-name="Standard">- **Beweis:** <text:s/></text:p>
      <text:p text:style-name="Standard"><text:s text:c="2"/>https://github.com/energetekk/30-Tage-Finish-Sprint-Oeffentlicher-Log/blob/main/README.md</text:p>
      <text:p text:style-name="Standard"/>
      <text:p text:style-name="Standard"/>
      <text:p text:style-name="P13">### Tag 1<text:span text:style-name="T28">4 </text:span>– <text:span text:style-name="T27">2</text:span><text:span text:style-name="T28">7</text:span><text:span text:style-name="T27">. Dezember 2025</text:span></text:p>
      <text:p text:style-name="P13"/>
      <text:p text:style-name="P13">- **Tagesziel:** <text:s/></text:p>
      <text:p text:style-name="P13"><text:s text:c="2"/>Schreibe <text:span text:style-name="Strong_20_Emphasis">den exakten Check-in-Text</text:span>, den ein Nutzer <text:span text:style-name="Strong_20_Emphasis">jeden Tag</text:span> bekommt.</text:p>
      <text:p text:style-name="P13"/>
      <text:p text:style-name="P13">- **Ergebnis:** <text:s/>✅ Erledigt</text:p>
      <text:p text:style-name="P13"/>
      <text:p text:style-name="P13">- **Beweis:**</text:p>
      <text:p text:style-name="P14">Check-in-Format (<text:a xlink:type="simple" xlink:href="https://www.notion.so/30-Tage-Finish-Sprint-Daily-Check-in-2d6e3450b06980b6803ee8fd6bdfccc6?source=copy_link" text:style-name="Internet_20_link" text:visited-style-name="Visited_20_Internet_20_Link">https://www.notion.so/30-Tage-Finish-Sprint-Daily-Check-in-2d6e3450b06980b6803ee8fd6bdfccc6?source=copy_link</text:a>)</text:p>
      <text:p text:style-name="P13"><text:a xlink:type="simple" xlink:href="https://www.notion.so/30-Tage-Finish-Sprint-Daily-Check-in-2d6e3450b06980b6803ee8fd6bdfccc6?source=copy_link" text:style-name="Internet_20_link" text:visited-style-name="Visited_20_Internet_20_Link"/></text:p>
      <text:p text:style-name="P1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27T08:17:23.098264413</dc:date>
    <meta:editing-duration>PT5H26M43S</meta:editing-duration>
    <meta:editing-cycles>52</meta:editing-cycles>
    <meta:generator>LibreOffice/25.8.3.2$Linux_X86_64 LibreOffice_project/580$Build-2</meta:generator>
    <meta:document-statistic meta:table-count="0" meta:image-count="0" meta:object-count="0" meta:page-count="6" meta:paragraph-count="186" meta:word-count="1000" meta:character-count="7666" meta:non-whitespace-character-count="6639"/>
  </office:meta>
</office:document-meta>
</file>